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28D7AF8A52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.20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29cm" svg:height="0.963cm" svg:x="2.928cm" svg:y="3.594cm">
          <draw:text-box>
            <text:p>https://micropython.org/download/ESP32_GENERIC/</text:p>
          </draw:text-box>
        </draw:frame>
        <draw:frame draw:style-name="gr1" draw:text-style-name="P1" draw:layer="layout" svg:width="17.126cm" svg:height="0.963cm" svg:x="2.409cm" svg:y="5.285cm">
          <draw:text-box>
            <text:p>https://docs.espressif.com/projects/esptool/en/latest/esp32/</text:p>
          </draw:text-box>
        </draw:frame>
        <draw:frame draw:style-name="gr1" draw:text-style-name="P1" draw:layer="layout" svg:width="17.829cm" svg:height="0.963cm" svg:x="2.605cm" svg:y="7.006cm">
          <draw:text-box>
            <text:p>https://docs.micropython.org/en/latest/esp32/tutorial/intro.html</text:p>
          </draw:text-box>
        </draw:frame>
        <draw:frame draw:style-name="gr2" draw:text-style-name="P3" draw:layer="layout" svg:width="10.938cm" svg:height="1.517cm" svg:x="8.681cm" svg:y="1.353cm">
          <draw:text-box>
            <text:p text:style-name="P2"><text:span text:style-name="T1">MICROPYTHON</text:span></text:p>
          </draw:text-box>
        </draw:frame>
        <draw:frame draw:style-name="gr3" draw:text-style-name="P1" draw:layer="layout" svg:width="25.012cm" svg:height="2.453cm" svg:x="2.3cm" svg:y="9.769cm">
          <draw:text-box>
            <text:p>python3 /home/pi/.arduino15/packages/esp32/tools/esptool_py/4.5.1/esptool.py --baud 460800 write_flash 0x1000 ESP32_GENERIC-20250415-v1.25.0.bin</text:p>
          </draw:text-box>
        </draw:frame>
      </draw:page>
      <draw:page draw:name="page2" draw:style-name="dp1" draw:master-page-name="Default">
        <draw:frame draw:style-name="gr2" draw:text-style-name="P3" draw:layer="layout" svg:width="10.938cm" svg:height="1.517cm" svg:x="8.681cm" svg:y="1.354cm">
          <draw:text-box>
            <text:p text:style-name="P2"><text:span text:style-name="T1">MICROPYTHON</text:span></text:p>
          </draw:text-box>
        </draw:frame>
        <draw:frame draw:style-name="gr4" draw:text-style-name="P4" draw:layer="layout" svg:width="15.239cm" svg:height="13.821cm" svg:x="7.289cm" svg:y="3.65cm">
          <draw:image xlink:href="Pictures/10000000000002D00000028D7AF8A52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3" draw:layer="layout" svg:width="10.938cm" svg:height="1.517cm" svg:x="8.681cm" svg:y="1.355cm">
          <draw:text-box>
            <text:p text:style-name="P2"><text:span text:style-name="T1">MICROPYTH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6:01:10.768925328</meta:creation-date>
    <dc:date>2025-05-13T16:06:57.775185235</dc:date>
    <meta:editing-duration>PT5M46S</meta:editing-duration>
    <meta:editing-cycles>3</meta:editing-cycles>
    <meta:generator>LibreOffice/24.2.7.2$Linux_X86_64 LibreOffice_project/420$Build-2</meta:generator>
    <meta:document-statistic meta:object-count="8"/>
  </office:meta>
</office:document-meta>
</file>